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1mm"/>
    </style:style>
    <style:style style:name="co2" style:family="table-column">
      <style:table-column-properties fo:break-before="auto" style:column-width="14.16mm"/>
    </style:style>
    <style:style style:name="co3" style:family="table-column">
      <style:table-column-properties fo:break-before="auto" style:column-width="25.26mm"/>
    </style:style>
    <style:style style:name="co4" style:family="table-column">
      <style:table-column-properties fo:break-before="auto" style:column-width="29.19mm"/>
    </style:style>
    <style:style style:name="co5" style:family="table-column">
      <style:table-column-properties fo:break-before="auto" style:column-width="16.74mm"/>
    </style:style>
    <style:style style:name="co6" style:family="table-column">
      <style:table-column-properties fo:break-before="auto" style:column-width="35.0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.11mm"/>
    </style:style>
    <style:style style:name="co9" style:family="table-column">
      <style:table-column-properties fo:break-before="auto" style:column-width="31.1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1024_5f_2">
      <style:table-properties table:display="true" style:writing-mode="lr-tb"/>
    </style:style>
    <style:style style:name="ta2" style:family="table" style:master-page-name="PageStyle_5f_1024_5f_3">
      <style:table-properties table:display="true" style:writing-mode="lr-tb"/>
    </style:style>
    <style:style style:name="ta3" style:family="table" style:master-page-name="PageStyle_5f_1024_5f_5">
      <style:table-properties table:display="true" style:writing-mode="lr-tb"/>
    </style:style>
    <style:style style:name="ta4" style:family="table" style:master-page-name="PageStyle_5f_2048_5f_2">
      <style:table-properties table:display="true" style:writing-mode="lr-tb"/>
    </style:style>
    <style:style style:name="ta5" style:family="table" style:master-page-name="PageStyle_5f_2048_5f_3">
      <style:table-properties table:display="true" style:writing-mode="lr-tb"/>
    </style:style>
    <style:style style:name="ta6" style:family="table" style:master-page-name="PageStyle_5f_2048_5f_5">
      <style:table-properties table:display="true" style:writing-mode="lr-tb"/>
    </style:style>
    <style:style style:name="ta7" style:family="table" style:master-page-name="PageStyle_5f_8192_5f_2">
      <style:table-properties table:display="true" style:writing-mode="lr-tb"/>
    </style:style>
    <style:style style:name="ta8" style:family="table" style:master-page-name="PageStyle_5f_8192_5f_3">
      <style:table-properties table:display="true" style:writing-mode="lr-tb"/>
    </style:style>
    <style:style style:name="ta9" style:family="table" style:master-page-name="PageStyle_5f_8192_5f_5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24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569" calcext:value-type="float">
            <text:p>569</text:p>
          </table:table-cell>
          <table:table-cell office:value-type="float" office:value="0.5556640625" calcext:value-type="float">
            <text:p>0,5556640625</text:p>
          </table:table-cell>
          <table:table-cell table:formula="of:=SQRT([.C2]/2)+SQRT([.C3]/2)" office:value-type="float" office:value="0.972341707569" calcext:value-type="float">
            <text:p>0,97234170756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406" calcext:value-type="float">
            <text:p>406</text:p>
          </table:table-cell>
          <table:table-cell office:value-type="float" office:value="0.396484375" calcext:value-type="float">
            <text:p>0,396484375</text:p>
          </table:table-cell>
          <table:table-cell table:number-columns-repeated="2"/>
          <table:table-cell>
            <draw:frame table:end-cell-address="1024_2.M17" table:end-x="8.46mm" table:end-y="2.11mm" draw:z-index="0" draw:name="Chart 1" draw:style-name="gr1" draw:text-style-name="P1" svg:width="125.61mm" svg:height="75.77mm" svg:x="0.03mm" svg:y="0mm">
              <loext:p draw:notify-on-update-of-ranges="1024_2.A2:1024_2.A5 1024_2.C2:1024_2.C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25" calcext:value-type="float">
            <text:p>25</text:p>
          </table:table-cell>
          <table:table-cell office:value-type="float" office:value="0.0244140625" calcext:value-type="float">
            <text:p>0,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24" calcext:value-type="float">
            <text:p>24</text:p>
          </table:table-cell>
          <table:table-cell office:value-type="float" office:value="0.0234375" calcext:value-type="float">
            <text:p>0,0234375</text:p>
          </table:table-cell>
          <table:table-cell table:number-columns-repeated="1021"/>
        </table:table-row>
        <table:table-row table:style-name="ro1">
          <table:table-cell/>
          <table:table-cell table:formula="of:=SUM([.B2:.B5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24_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494" calcext:value-type="float">
            <text:p>494</text:p>
          </table:table-cell>
          <table:table-cell office:value-type="float" office:value="0.482421875" calcext:value-type="float">
            <text:p>0,482421875</text:p>
          </table:table-cell>
          <table:table-cell table:formula="of:=SQRT([.C2]/2)+SQRT([.C3]/2)" office:value-type="float" office:value="0.922450230854499" calcext:value-type="float">
            <text:p>0,92245023085449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111</text:p>
          </table:table-cell>
          <table:table-cell office:value-type="float" office:value="381" calcext:value-type="float">
            <text:p>381</text:p>
          </table:table-cell>
          <table:table-cell office:value-type="float" office:value="0.3720703125" calcext:value-type="float">
            <text:p>0,3720703125</text:p>
          </table:table-cell>
          <table:table-cell table:number-columns-repeated="2"/>
          <table:table-cell>
            <draw:frame table:end-cell-address="1024_3.M17" table:end-x="8.46mm" table:end-y="2.11mm" draw:z-index="0" draw:name="Chart 1" draw:style-name="gr1" draw:text-style-name="P1" svg:width="125.61mm" svg:height="75.77mm" svg:x="0.03mm" svg:y="0mm">
              <loext:p draw:notify-on-update-of-ranges="1024_3.A2:1024_3.A9 1024_3.C2:1024_3.C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110</text:p>
          </table:table-cell>
          <table:table-cell office:value-type="float" office:value="43" calcext:value-type="float">
            <text:p>43</text:p>
          </table:table-cell>
          <table:table-cell office:value-type="float" office:value="0.0419921875" calcext:value-type="float">
            <text:p>0,04199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41" calcext:value-type="float">
            <text:p>41</text:p>
          </table:table-cell>
          <table:table-cell office:value-type="float" office:value="0.0400390625" calcext:value-type="float">
            <text:p>0,0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31" calcext:value-type="float">
            <text:p>31</text:p>
          </table:table-cell>
          <table:table-cell office:value-type="float" office:value="0.0302734375" calcext:value-type="float">
            <text:p>0,030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</text:p>
          </table:table-cell>
          <table:table-cell office:value-type="float" office:value="14" calcext:value-type="float">
            <text:p>14</text:p>
          </table:table-cell>
          <table:table-cell office:value-type="float" office:value="0.013671875" calcext:value-type="float">
            <text:p>0,01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11" calcext:value-type="float">
            <text:p>11</text:p>
          </table:table-cell>
          <table:table-cell office:value-type="float" office:value="0.0107421875" calcext:value-type="float">
            <text:p>0,0107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1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1">
          <table:table-cell/>
          <table:table-cell table:formula="of:=SUM([.B2:.B9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24_5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348" calcext:value-type="float">
            <text:p>348</text:p>
          </table:table-cell>
          <table:table-cell office:value-type="float" office:value="0.33984375" calcext:value-type="float">
            <text:p>0,33984375</text:p>
          </table:table-cell>
          <table:table-cell table:formula="of:=SQRT([.C2]/2)+SQRT([.C3]/2)" office:value-type="float" office:value="0.771250976604656" calcext:value-type="float">
            <text:p>0,7712509766046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1</text:p>
          </table:table-cell>
          <table:table-cell office:value-type="float" office:value="264" calcext:value-type="float">
            <text:p>264</text:p>
          </table:table-cell>
          <table:table-cell office:value-type="float" office:value="0.2578125" calcext:value-type="float">
            <text:p>0,2578125</text:p>
          </table:table-cell>
          <table:table-cell>
            <draw:frame table:end-cell-address="1024_5.AA33" table:end-x="8.92mm" table:end-y="4.67mm" draw:z-index="0" draw:name="Chart 1" draw:style-name="gr1" draw:text-style-name="P1" svg:width="399.46mm" svg:height="158.81mm" svg:x="12.8mm" svg:y="4.19mm">
              <loext:p draw:notify-on-update-of-ranges="1024_5.A2:1024_5.A31 1024_5.C2:1024_5.C3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0</text:p>
          </table:table-cell>
          <table:table-cell office:value-type="float" office:value="76" calcext:value-type="float">
            <text:p>76</text:p>
          </table:table-cell>
          <table:table-cell office:value-type="float" office:value="0.07421875" calcext:value-type="float">
            <text:p>0,07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69" calcext:value-type="float">
            <text:p>69</text:p>
          </table:table-cell>
          <table:table-cell office:value-type="float" office:value="0.0673828125" calcext:value-type="float">
            <text:p>0,0673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1</text:p>
          </table:table-cell>
          <table:table-cell office:value-type="float" office:value="49" calcext:value-type="float">
            <text:p>49</text:p>
          </table:table-cell>
          <table:table-cell office:value-type="float" office:value="0.0478515625" calcext:value-type="float">
            <text:p>0,0478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</text:p>
          </table:table-cell>
          <table:table-cell office:value-type="float" office:value="31" calcext:value-type="float">
            <text:p>31</text:p>
          </table:table-cell>
          <table:table-cell office:value-type="float" office:value="0.0302734375" calcext:value-type="float">
            <text:p>0,030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</text:p>
          </table:table-cell>
          <table:table-cell office:value-type="float" office:value="29" calcext:value-type="float">
            <text:p>29</text:p>
          </table:table-cell>
          <table:table-cell office:value-type="float" office:value="0.0283203125" calcext:value-type="float">
            <text:p>0,028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1</text:p>
          </table:table-cell>
          <table:table-cell office:value-type="float" office:value="23" calcext:value-type="float">
            <text:p>23</text:p>
          </table:table-cell>
          <table:table-cell office:value-type="float" office:value="0.0224609375" calcext:value-type="float">
            <text:p>0,022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1</text:p>
          </table:table-cell>
          <table:table-cell office:value-type="float" office:value="22" calcext:value-type="float">
            <text:p>22</text:p>
          </table:table-cell>
          <table:table-cell office:value-type="float" office:value="0.021484375" calcext:value-type="float">
            <text:p>0,021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</text:p>
          </table:table-cell>
          <table:table-cell office:value-type="float" office:value="18" calcext:value-type="float">
            <text:p>18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0.0126953125" calcext:value-type="float">
            <text:p>0,0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</text:p>
          </table:table-cell>
          <table:table-cell office:value-type="float" office:value="12" calcext:value-type="float">
            <text:p>12</text:p>
          </table:table-cell>
          <table:table-cell office:value-type="float" office:value="0.01171875" calcext:value-type="float">
            <text:p>0,011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</text:p>
          </table:table-cell>
          <table:table-cell office:value-type="float" office:value="9" calcext:value-type="float">
            <text:p>9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8" calcext:value-type="float">
            <text:p>8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1</text:p>
          </table:table-cell>
          <table:table-cell office:value-type="float" office:value="8" calcext:value-type="float">
            <text:p>8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1</text:p>
          </table:table-cell>
          <table:table-cell office:value-type="float" office:value="7" calcext:value-type="float">
            <text:p>7</text:p>
          </table:table-cell>
          <table:table-cell office:value-type="float" office:value="0.0068359375" calcext:value-type="float">
            <text:p>0,00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1</text:p>
          </table:table-cell>
          <table:table-cell office:value-type="float" office:value="5" calcext:value-type="float">
            <text:p>5</text:p>
          </table:table-cell>
          <table:table-cell office:value-type="float" office:value="0.0048828125" calcext:value-type="float">
            <text:p>0,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1</text:p>
          </table:table-cell>
          <table:table-cell office:value-type="float" office:value="4" calcext:value-type="float">
            <text:p>4</text:p>
          </table:table-cell>
          <table:table-cell office:value-type="float" office:value="0.00390625" calcext:value-type="float">
            <text:p>0,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1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</text:p>
          </table:table-cell>
          <table:table-cell office:value-type="float" office:value="3" calcext:value-type="float">
            <text:p>3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1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1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</text:p>
          </table:table-cell>
          <table:table-cell office:value-type="float" office:value="1" calcext:value-type="float">
            <text:p>1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1">
          <table:table-cell/>
          <table:table-cell table:formula="of:=SUM([.B2:.B31]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2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1163" calcext:value-type="float">
            <text:p>1163</text:p>
          </table:table-cell>
          <table:table-cell office:value-type="float" office:value="0.56787109375" calcext:value-type="float">
            <text:p>0,56787109375</text:p>
          </table:table-cell>
          <table:table-cell table:formula="of:=SQRT([.C2]/2)+SQRT([.C3]/2)" office:value-type="float" office:value="0.97837407294885" calcext:value-type="float">
            <text:p>0,9783740729488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813" calcext:value-type="float">
            <text:p>813</text:p>
          </table:table-cell>
          <table:table-cell office:value-type="float" office:value="0.39697265625" calcext:value-type="float">
            <text:p>0,39697265625</text:p>
          </table:table-cell>
          <table:table-cell table:number-columns-repeated="2"/>
          <table:table-cell>
            <draw:frame table:end-cell-address="2048_2.M17" table:end-x="8.46mm" table:end-y="2.11mm" draw:z-index="0" draw:name="Chart 1" draw:style-name="gr1" draw:text-style-name="P1" svg:width="125.62mm" svg:height="75.77mm" svg:x="0.02mm" svg:y="0mm">
              <loext:p draw:notify-on-update-of-ranges="2048_2.A2:2048_2.A5 2048_2.C2:2048_2.C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37" calcext:value-type="float">
            <text:p>37</text:p>
          </table:table-cell>
          <table:table-cell office:value-type="float" office:value="0.01806640625" calcext:value-type="float">
            <text:p>0,018066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35" calcext:value-type="float">
            <text:p>35</text:p>
          </table:table-cell>
          <table:table-cell office:value-type="float" office:value="0.01708984375" calcext:value-type="float">
            <text:p>0,01708984375</text:p>
          </table:table-cell>
          <table:table-cell table:number-columns-repeated="1021"/>
        </table:table-row>
        <table:table-row table:style-name="ro1">
          <table:table-cell/>
          <table:table-cell table:formula="of:=SUM([.B2:.B5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3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961" calcext:value-type="float">
            <text:p>961</text:p>
          </table:table-cell>
          <table:table-cell office:value-type="float" office:value="0.46923828125" calcext:value-type="float">
            <text:p>0,46923828125</text:p>
          </table:table-cell>
          <table:table-cell table:formula="of:=SQRT([.C2]/2)+SQRT([.C3]/2)" office:value-type="float" office:value="0.932352224588483" calcext:value-type="float">
            <text:p>0,93235222458848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111</text:p>
          </table:table-cell>
          <table:table-cell office:value-type="float" office:value="822" calcext:value-type="float">
            <text:p>822</text:p>
          </table:table-cell>
          <table:table-cell office:value-type="float" office:value="0.4013671875" calcext:value-type="float">
            <text:p>0,4013671875</text:p>
          </table:table-cell>
          <table:table-cell table:number-columns-repeated="2"/>
          <table:table-cell>
            <draw:frame table:end-cell-address="2048_3.M17" table:end-x="8.46mm" table:end-y="2.11mm" draw:z-index="0" draw:name="Chart 1" draw:style-name="gr1" draw:text-style-name="P1" svg:width="125.62mm" svg:height="75.77mm" svg:x="0.02mm" svg:y="0mm">
              <loext:p draw:notify-on-update-of-ranges="2048_3.A2:2048_3.A9 2048_3.C2:2048_3.C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103" calcext:value-type="float">
            <text:p>103</text:p>
          </table:table-cell>
          <table:table-cell office:value-type="float" office:value="0.05029296875" calcext:value-type="float">
            <text:p>0,05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</text:p>
          </table:table-cell>
          <table:table-cell office:value-type="float" office:value="59" calcext:value-type="float">
            <text:p>59</text:p>
          </table:table-cell>
          <table:table-cell office:value-type="float" office:value="0.02880859375" calcext:value-type="float">
            <text:p>0,02880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36" calcext:value-type="float">
            <text:p>36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</text:p>
          </table:table-cell>
          <table:table-cell office:value-type="float" office:value="36" calcext:value-type="float">
            <text:p>36</text:p>
          </table:table-cell>
          <table:table-cell office:value-type="float" office:value="0.017578125" calcext:value-type="float">
            <text:p>0,0175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1</text:p>
          </table:table-cell>
          <table:table-cell office:value-type="float" office:value="15" calcext:value-type="float">
            <text:p>15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1">
          <table:table-cell/>
          <table:table-cell table:formula="of:=SUM([.B2:.B9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8_5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709" calcext:value-type="float">
            <text:p>709</text:p>
          </table:table-cell>
          <table:table-cell office:value-type="float" office:value="0.34619140625" calcext:value-type="float">
            <text:p>0,34619140625</text:p>
          </table:table-cell>
          <table:table-cell table:formula="of:=SQRT([.C2]/2)+SQRT([.C3]/2)" office:value-type="float" office:value="0.785802703809174" calcext:value-type="float">
            <text:p>0,785802703809174</text:p>
            <draw:frame table:end-cell-address="2048_5.AD46" table:end-x="6.81mm" table:end-y="5.06mm" draw:z-index="0" draw:name="Chart 1" draw:style-name="gr1" draw:text-style-name="P1" svg:width="450.25mm" svg:height="236.59mm" svg:x="10.11mm" svg:y="0.89mm">
              <loext:p draw:notify-on-update-of-ranges="2048_5.A2:2048_5.A32 2048_5.C2:2048_5.C32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1</text:p>
          </table:table-cell>
          <table:table-cell office:value-type="float" office:value="560" calcext:value-type="float">
            <text:p>560</text:p>
          </table:table-cell>
          <table:table-cell office:value-type="float" office:value="0.2734375" calcext:value-type="float">
            <text:p>0,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126" calcext:value-type="float">
            <text:p>126</text:p>
          </table:table-cell>
          <table:table-cell office:value-type="float" office:value="0.0615234375" calcext:value-type="float">
            <text:p>0,06152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</text:p>
          </table:table-cell>
          <table:table-cell office:value-type="float" office:value="119" calcext:value-type="float">
            <text:p>119</text:p>
          </table:table-cell>
          <table:table-cell office:value-type="float" office:value="0.05810546875" calcext:value-type="float">
            <text:p>0,0581054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1</text:p>
          </table:table-cell>
          <table:table-cell office:value-type="float" office:value="82" calcext:value-type="float">
            <text:p>82</text:p>
          </table:table-cell>
          <table:table-cell office:value-type="float" office:value="0.0400390625" calcext:value-type="float">
            <text:p>0,0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</text:p>
          </table:table-cell>
          <table:table-cell office:value-type="float" office:value="68" calcext:value-type="float">
            <text:p>68</text:p>
          </table:table-cell>
          <table:table-cell office:value-type="float" office:value="0.033203125" calcext:value-type="float">
            <text:p>0,03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</text:p>
          </table:table-cell>
          <table:table-cell office:value-type="float" office:value="62" calcext:value-type="float">
            <text:p>62</text:p>
          </table:table-cell>
          <table:table-cell office:value-type="float" office:value="0.0302734375" calcext:value-type="float">
            <text:p>0,0302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1</text:p>
          </table:table-cell>
          <table:table-cell office:value-type="float" office:value="52" calcext:value-type="float">
            <text:p>52</text:p>
          </table:table-cell>
          <table:table-cell office:value-type="float" office:value="0.025390625" calcext:value-type="float">
            <text:p>0,025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</text:p>
          </table:table-cell>
          <table:table-cell office:value-type="float" office:value="35" calcext:value-type="float">
            <text:p>35</text:p>
          </table:table-cell>
          <table:table-cell office:value-type="float" office:value="0.01708984375" calcext:value-type="float">
            <text:p>0,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1</text:p>
          </table:table-cell>
          <table:table-cell office:value-type="float" office:value="35" calcext:value-type="float">
            <text:p>35</text:p>
          </table:table-cell>
          <table:table-cell office:value-type="float" office:value="0.01708984375" calcext:value-type="float">
            <text:p>0,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,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</text:p>
          </table:table-cell>
          <table:table-cell office:value-type="float" office:value="20" calcext:value-type="float">
            <text:p>20</text:p>
          </table:table-cell>
          <table:table-cell office:value-type="float" office:value="0.009765625" calcext:value-type="float">
            <text:p>0,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</text:p>
          </table:table-cell>
          <table:table-cell office:value-type="float" office:value="18" calcext:value-type="float">
            <text:p>18</text:p>
          </table:table-cell>
          <table:table-cell office:value-type="float" office:value="0.0087890625" calcext:value-type="float">
            <text:p>0,00878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1</text:p>
          </table:table-cell>
          <table:table-cell office:value-type="float" office:value="17" calcext:value-type="float">
            <text:p>17</text:p>
          </table:table-cell>
          <table:table-cell office:value-type="float" office:value="0.00830078125" calcext:value-type="float">
            <text:p>0,0083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1</text:p>
          </table:table-cell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1</text:p>
          </table:table-cell>
          <table:table-cell office:value-type="float" office:value="16" calcext:value-type="float">
            <text:p>16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1</text:p>
          </table:table-cell>
          <table:table-cell office:value-type="float" office:value="11" calcext:value-type="float">
            <text:p>11</text:p>
          </table:table-cell>
          <table:table-cell office:value-type="float" office:value="0.00537109375" calcext:value-type="float">
            <text:p>0,00537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1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1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1</text:p>
          </table:table-cell>
          <table:table-cell office:value-type="float" office:value="7" calcext:value-type="float">
            <text:p>7</text:p>
          </table:table-cell>
          <table:table-cell office:value-type="float" office:value="0.00341796875" calcext:value-type="float">
            <text:p>0,003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</text:p>
          </table:table-cell>
          <table:table-cell office:value-type="float" office:value="6" calcext:value-type="float">
            <text:p>6</text:p>
          </table:table-cell>
          <table:table-cell office:value-type="float" office:value="0.0029296875" calcext:value-type="float">
            <text:p>0,00292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1</text:p>
          </table:table-cell>
          <table:table-cell office:value-type="float" office:value="5" calcext:value-type="float">
            <text:p>5</text:p>
          </table:table-cell>
          <table:table-cell office:value-type="float" office:value="0.00244140625" calcext:value-type="float">
            <text:p>0,002441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1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</text:p>
          </table:table-cell>
          <table:table-cell office:value-type="float" office:value="4" calcext:value-type="float">
            <text:p>4</text:p>
          </table:table-cell>
          <table:table-cell office:value-type="float" office:value="0.001953125" calcext:value-type="float">
            <text:p>0,00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1</text:p>
          </table:table-cell>
          <table:table-cell office:value-type="float" office:value="3" calcext:value-type="float">
            <text:p>3</text:p>
          </table:table-cell>
          <table:table-cell office:value-type="float" office:value="0.00146484375" calcext:value-type="float">
            <text:p>0,001464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</text:p>
          </table:table-cell>
          <table:table-cell office:value-type="float" office:value="1" calcext:value-type="float">
            <text:p>1</text:p>
          </table:table-cell>
          <table:table-cell office:value-type="float" office:value="0.00048828125" calcext:value-type="float">
            <text:p>0,00048828125</text:p>
          </table:table-cell>
          <table:table-cell table:number-columns-repeated="1021"/>
        </table:table-row>
        <table:table-row table:style-name="ro1">
          <table:table-cell/>
          <table:table-cell table:formula="of:=SUM([.B2:.B32]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2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4519" calcext:value-type="float">
            <text:p>4519</text:p>
          </table:table-cell>
          <table:table-cell office:value-type="float" office:value="0.5516357421875" calcext:value-type="float">
            <text:p>0,5516357421875</text:p>
          </table:table-cell>
          <table:table-cell table:formula="of:=SQRT([.C2]/2)+SQRT([.C3]/2)" office:value-type="float" office:value="0.971522931417" calcext:value-type="float">
            <text:p>0,9715229314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3264" calcext:value-type="float">
            <text:p>3264</text:p>
          </table:table-cell>
          <table:table-cell office:value-type="float" office:value="0.3984375" calcext:value-type="float">
            <text:p>0,3984375</text:p>
          </table:table-cell>
          <table:table-cell table:number-columns-repeated="2"/>
          <table:table-cell>
            <draw:frame table:end-cell-address="8192_2.M17" table:end-x="8.46mm" table:end-y="2.11mm" draw:z-index="0" draw:name="Chart 1" draw:style-name="gr1" draw:text-style-name="P1" svg:width="125.61mm" svg:height="75.77mm" svg:x="0.03mm" svg:y="0mm">
              <loext:p draw:notify-on-update-of-ranges="8192_2.A2:8192_2.A5 8192_2.C2:8192_2.C5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245" calcext:value-type="float">
            <text:p>245</text:p>
          </table:table-cell>
          <table:table-cell office:value-type="float" office:value="0.0299072265625" calcext:value-type="float">
            <text:p>0,0299072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164" calcext:value-type="float">
            <text:p>164</text:p>
          </table:table-cell>
          <table:table-cell office:value-type="float" office:value="0.02001953125" calcext:value-type="float">
            <text:p>0,02001953125</text:p>
          </table:table-cell>
          <table:table-cell table:number-columns-repeated="1021"/>
        </table:table-row>
        <table:table-row table:style-name="ro1">
          <table:table-cell/>
          <table:table-cell table:formula="of:=SUM([.B2:.B5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3" table:style-name="ta8">
        <office:forms form:automatic-focus="false" form:apply-design-mode="false"/>
        <table:table-column table:style-name="co10" table:number-columns-repeated="3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3851" calcext:value-type="float">
            <text:p>3851</text:p>
          </table:table-cell>
          <table:table-cell office:value-type="float" office:value="0.4700927734375" calcext:value-type="float">
            <text:p>0,4700927734375</text:p>
          </table:table-cell>
          <table:table-cell table:formula="of:=SQRT([.C2]/2)+SQRT([.C3]/2)" office:value-type="float" office:value="0.925720548238208" calcext:value-type="float">
            <text:p>0,9257205482382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111</text:p>
          </table:table-cell>
          <table:table-cell office:value-type="float" office:value="3185" calcext:value-type="float">
            <text:p>3185</text:p>
          </table:table-cell>
          <table:table-cell office:value-type="float" office:value="0.3887939453125" calcext:value-type="float">
            <text:p>0,3887939453125</text:p>
          </table:table-cell>
          <table:table-cell table:number-columns-repeated="2"/>
          <table:table-cell>
            <draw:frame table:end-cell-address="8192_3.M17" table:end-x="8.46mm" table:end-y="2.11mm" draw:z-index="0" draw:name="Chart 1" draw:style-name="gr1" draw:text-style-name="P1" svg:width="125.62mm" svg:height="75.77mm" svg:x="0.02mm" svg:y="0mm">
              <loext:p draw:notify-on-update-of-ranges="8192_3.A2:8192_3.A9 8192_3.C2:8192_3.C9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375" calcext:value-type="float">
            <text:p>375</text:p>
          </table:table-cell>
          <table:table-cell office:value-type="float" office:value="0.0457763671875" calcext:value-type="float">
            <text:p>0,045776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</text:p>
          </table:table-cell>
          <table:table-cell office:value-type="float" office:value="293" calcext:value-type="float">
            <text:p>293</text:p>
          </table:table-cell>
          <table:table-cell office:value-type="float" office:value="0.0357666015625" calcext:value-type="float">
            <text:p>0,03576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183" calcext:value-type="float">
            <text:p>183</text:p>
          </table:table-cell>
          <table:table-cell office:value-type="float" office:value="0.0223388671875" calcext:value-type="float">
            <text:p>0,0223388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</text:p>
          </table:table-cell>
          <table:table-cell office:value-type="float" office:value="166" calcext:value-type="float">
            <text:p>166</text:p>
          </table:table-cell>
          <table:table-cell office:value-type="float" office:value="0.020263671875" calcext:value-type="float">
            <text:p>0,02026367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1</text:p>
          </table:table-cell>
          <table:table-cell office:value-type="float" office:value="76" calcext:value-type="float">
            <text:p>76</text:p>
          </table:table-cell>
          <table:table-cell office:value-type="float" office:value="0.00927734375" calcext:value-type="float">
            <text:p>0,009277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63" calcext:value-type="float">
            <text:p>63</text:p>
          </table:table-cell>
          <table:table-cell office:value-type="float" office:value="0.0076904296875" calcext:value-type="float">
            <text:p>0,0076904296875</text:p>
          </table:table-cell>
          <table:table-cell table:number-columns-repeated="1021"/>
        </table:table-row>
        <table:table-row table:style-name="ro1">
          <table:table-cell/>
          <table:table-cell table:formula="of:=SUM([.B2:.B9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192_5" table:style-name="ta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Fidel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0</text:p>
          </table:table-cell>
          <table:table-cell office:value-type="float" office:value="2789" calcext:value-type="float">
            <text:p>2789</text:p>
          </table:table-cell>
          <table:table-cell office:value-type="float" office:value="0.3404541015625" calcext:value-type="float">
            <text:p>0,3404541015625</text:p>
          </table:table-cell>
          <table:table-cell table:formula="of:=SQRT([.C2]/2)+SQRT([.C3]/2)" office:value-type="float" office:value="0.784562555738385" calcext:value-type="float">
            <text:p>0,78456255573838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1111</text:p>
          </table:table-cell>
          <table:table-cell office:value-type="float" office:value="2267" calcext:value-type="float">
            <text:p>2267</text:p>
          </table:table-cell>
          <table:table-cell office:value-type="float" office:value="0.2767333984375" calcext:value-type="float">
            <text:p>0,2767333984375</text:p>
          </table:table-cell>
          <table:table-cell>
            <draw:frame table:end-cell-address="8192_5.Y38" table:end-x="5.86mm" table:end-y="1.32mm" draw:z-index="0" draw:name="Chart 1" draw:style-name="gr1" draw:text-style-name="P1" svg:width="365.14mm" svg:height="186.12mm" svg:x="10.59mm" svg:y="0mm">
              <loext:p draw:notify-on-update-of-ranges="8192_5.A2:8192_5.A33 8192_5.C2:8192_5.C3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0001</text:p>
          </table:table-cell>
          <table:table-cell office:value-type="float" office:value="606" calcext:value-type="float">
            <text:p>606</text:p>
          </table:table-cell>
          <table:table-cell office:value-type="float" office:value="0.073974609375" calcext:value-type="float">
            <text:p>0,0739746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0</text:p>
          </table:table-cell>
          <table:table-cell office:value-type="float" office:value="516" calcext:value-type="float">
            <text:p>516</text:p>
          </table:table-cell>
          <table:table-cell office:value-type="float" office:value="0.06298828125" calcext:value-type="float">
            <text:p>0,0629882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1</text:p>
          </table:table-cell>
          <table:table-cell office:value-type="float" office:value="325" calcext:value-type="float">
            <text:p>325</text:p>
          </table:table-cell>
          <table:table-cell office:value-type="float" office:value="0.0396728515625" calcext:value-type="float">
            <text:p>0,03967285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0</text:p>
          </table:table-cell>
          <table:table-cell office:value-type="float" office:value="313" calcext:value-type="float">
            <text:p>313</text:p>
          </table:table-cell>
          <table:table-cell office:value-type="float" office:value="0.0382080078125" calcext:value-type="float">
            <text:p>0,038208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0</text:p>
          </table:table-cell>
          <table:table-cell office:value-type="float" office:value="192" calcext:value-type="float">
            <text:p>192</text:p>
          </table:table-cell>
          <table:table-cell office:value-type="float" office:value="0.0234375" calcext:value-type="float">
            <text:p>0,023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1</text:p>
          </table:table-cell>
          <table:table-cell office:value-type="float" office:value="185" calcext:value-type="float">
            <text:p>185</text:p>
          </table:table-cell>
          <table:table-cell office:value-type="float" office:value="0.0225830078125" calcext:value-type="float">
            <text:p>0,022583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1</text:p>
          </table:table-cell>
          <table:table-cell office:value-type="float" office:value="155" calcext:value-type="float">
            <text:p>155</text:p>
          </table:table-cell>
          <table:table-cell office:value-type="float" office:value="0.0189208984375" calcext:value-type="float">
            <text:p>0,01892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0</text:p>
          </table:table-cell>
          <table:table-cell office:value-type="float" office:value="109" calcext:value-type="float">
            <text:p>109</text:p>
          </table:table-cell>
          <table:table-cell office:value-type="float" office:value="0.0133056640625" calcext:value-type="float">
            <text:p>0,013305664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0</text:p>
          </table:table-cell>
          <table:table-cell office:value-type="float" office:value="97" calcext:value-type="float">
            <text:p>97</text:p>
          </table:table-cell>
          <table:table-cell office:value-type="float" office:value="0.0118408203125" calcext:value-type="float">
            <text:p>0,0118408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,0078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1</text:p>
          </table:table-cell>
          <table:table-cell office:value-type="float" office:value="62" calcext:value-type="float">
            <text:p>62</text:p>
          </table:table-cell>
          <table:table-cell office:value-type="float" office:value="0.007568359375" calcext:value-type="float">
            <text:p>0,0075683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0</text:p>
          </table:table-cell>
          <table:table-cell office:value-type="float" office:value="60" calcext:value-type="float">
            <text:p>60</text:p>
          </table:table-cell>
          <table:table-cell office:value-type="float" office:value="0.00732421875" calcext:value-type="float">
            <text:p>0,00732421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1</text:p>
          </table:table-cell>
          <table:table-cell office:value-type="float" office:value="49" calcext:value-type="float">
            <text:p>49</text:p>
          </table:table-cell>
          <table:table-cell office:value-type="float" office:value="0.0059814453125" calcext:value-type="float">
            <text:p>0,00598144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0</text:p>
          </table:table-cell>
          <table:table-cell office:value-type="float" office:value="48" calcext:value-type="float">
            <text:p>48</text:p>
          </table:table-cell>
          <table:table-cell office:value-type="float" office:value="0.005859375" calcext:value-type="float">
            <text:p>0,00585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0</text:p>
          </table:table-cell>
          <table:table-cell office:value-type="float" office:value="42" calcext:value-type="float">
            <text:p>42</text:p>
          </table:table-cell>
          <table:table-cell office:value-type="float" office:value="0.005126953125" calcext:value-type="float">
            <text:p>0,005126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0</text:p>
          </table:table-cell>
          <table:table-cell office:value-type="float" office:value="37" calcext:value-type="float">
            <text:p>37</text:p>
          </table:table-cell>
          <table:table-cell office:value-type="float" office:value="0.0045166015625" calcext:value-type="float">
            <text:p>0,004516601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1</text:p>
          </table:table-cell>
          <table:table-cell office:value-type="float" office:value="33" calcext:value-type="float">
            <text:p>33</text:p>
          </table:table-cell>
          <table:table-cell office:value-type="float" office:value="0.0040283203125" calcext:value-type="float">
            <text:p>0,00402832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0</text:p>
          </table:table-cell>
          <table:table-cell office:value-type="float" office:value="31" calcext:value-type="float">
            <text:p>31</text:p>
          </table:table-cell>
          <table:table-cell office:value-type="float" office:value="0.0037841796875" calcext:value-type="float">
            <text:p>0,00378417968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1</text:p>
          </table:table-cell>
          <table:table-cell office:value-type="float" office:value="30" calcext:value-type="float">
            <text:p>30</text:p>
          </table:table-cell>
          <table:table-cell office:value-type="float" office:value="0.003662109375" calcext:value-type="float">
            <text:p>0,003662109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1</text:p>
          </table:table-cell>
          <table:table-cell office:value-type="float" office:value="29" calcext:value-type="float">
            <text:p>29</text:p>
          </table:table-cell>
          <table:table-cell office:value-type="float" office:value="0.0035400390625" calcext:value-type="float">
            <text:p>0,0035400390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0</text:p>
          </table:table-cell>
          <table:table-cell office:value-type="float" office:value="21" calcext:value-type="float">
            <text:p>21</text:p>
          </table:table-cell>
          <table:table-cell office:value-type="float" office:value="0.0025634765625" calcext:value-type="float">
            <text:p>0,0025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0</text:p>
          </table:table-cell>
          <table:table-cell office:value-type="float" office:value="21" calcext:value-type="float">
            <text:p>21</text:p>
          </table:table-cell>
          <table:table-cell office:value-type="float" office:value="0.0025634765625" calcext:value-type="float">
            <text:p>0,0025634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1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0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1</text:p>
          </table:table-cell>
          <table:table-cell office:value-type="float" office:value="18" calcext:value-type="float">
            <text:p>18</text:p>
          </table:table-cell>
          <table:table-cell office:value-type="float" office:value="0.002197265625" calcext:value-type="float">
            <text:p>0,0021972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0</text:p>
          </table:table-cell>
          <table:table-cell office:value-type="float" office:value="17" calcext:value-type="float">
            <text:p>17</text:p>
          </table:table-cell>
          <table:table-cell office:value-type="float" office:value="0.0020751953125" calcext:value-type="float">
            <text:p>0,002075195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1</text:p>
          </table:table-cell>
          <table:table-cell office:value-type="float" office:value="14" calcext:value-type="float">
            <text:p>14</text:p>
          </table:table-cell>
          <table:table-cell office:value-type="float" office:value="0.001708984375" calcext:value-type="float">
            <text:p>0,0017089843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0</text:p>
          </table:table-cell>
          <table:table-cell office:value-type="float" office:value="10" calcext:value-type="float">
            <text:p>10</text:p>
          </table:table-cell>
          <table:table-cell office:value-type="float" office:value="0.001220703125" calcext:value-type="float">
            <text:p>0,0012207031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1</text:p>
          </table:table-cell>
          <table:table-cell office:value-type="float" office:value="8" calcext:value-type="float">
            <text:p>8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021"/>
        </table:table-row>
        <table:table-row table:style-name="ro1">
          <table:table-cell/>
          <table:table-cell table:formula="of:=SUM([.B2:.B33])" office:value-type="float" office:value="8192" calcext:value-type="float">
            <text:p>8192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3:56:09.47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48_5f_2" style:display-name="PageStyle_2048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3" style:display-name="PageStyle_1024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2" style:display-name="PageStyle_1024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4_5f_5" style:display-name="PageStyle_1024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3" style:display-name="PageStyle_2048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2" style:display-name="PageStyle_8192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5" style:display-name="PageStyle_8192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48_5f_5" style:display-name="PageStyle_2048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192_5f_3" style:display-name="PageStyle_8192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07:25:30</meta:creation-date>
    <dc:date>2017-08-11T00:01:39.372000000</dc:date>
    <meta:generator>LibreOffice/5.3.5.2$Windows_x86 LibreOffice_project/50d9bf2b0a79cdb85a3814b592608037a682059d</meta:generator>
    <meta:editing-duration>PT5M48S</meta:editing-duration>
    <meta:editing-cycles>3</meta:editing-cycles>
    <meta:document-statistic meta:table-count="9" meta:cell-count="441" meta:object-count="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4cm" svg:height="7.621cm" xlink:href=".." xlink:type="simple" chart:class="chart:bar" chart:style-name="ch1">
        <chart:title svg:x="2.633cm" svg:y="0.287cm" chart:style-name="ch2">
          <text:p>1024_2_qubits_envariance</text:p>
        </chart:title>
        <chart:plot-area chart:style-name="ch3" table:cell-range-address="1024_2.A2:1024_2.A5 1024_2.C2:1024_2.C5" chart:data-source-has-labels="column" svg:x="0.251cm" svg:y="1.436cm" svg:width="12.062cm" svg:height="6.033cm">
          <chartooo:coordinate-region svg:x="0.968cm" svg:y="1.607cm" svg:width="11.345cm" svg:height="4.663cm"/>
          <chart:axis chart:dimension="x" chart:name="primary-x" chart:style-name="ch4" chartooo:axis-type="auto">
            <chartooo:date-scale/>
            <chart:categories table:cell-range-address="1024_2.A2:1024_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2.C2:1024_2.C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1024_2.A2:1024_2.A5</svg:desc>
                </draw:g>
              </table:table-cell>
              <table:table-cell office:value-type="float" office:value="0.5556640625">
                <text:p>0.5556640625</text:p>
                <draw:g>
                  <svg:desc>1024_2.C2:1024_2.C5</svg:desc>
                </draw:g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396484375">
                <text:p>0.39648437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234375">
                <text:p>0.02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4cm" svg:height="7.621cm" xlink:href=".." xlink:type="simple" chart:class="chart:bar" chart:style-name="ch1">
        <chart:title svg:x="2.633cm" svg:y="0.287cm" chart:style-name="ch2">
          <text:p>1024_3_qubits_envariance</text:p>
        </chart:title>
        <chart:plot-area chart:style-name="ch3" table:cell-range-address="1024_3.A2:1024_3.A9 1024_3.C2:1024_3.C9" chart:data-source-has-labels="column" svg:x="0.251cm" svg:y="1.436cm" svg:width="12.062cm" svg:height="6.033cm">
          <chartooo:coordinate-region svg:x="0.968cm" svg:y="1.607cm" svg:width="11.311cm" svg:height="4.663cm"/>
          <chart:axis chart:dimension="x" chart:name="primary-x" chart:style-name="ch4" chartooo:axis-type="auto">
            <chartooo:date-scale/>
            <chart:categories table:cell-range-address="1024_3.A2:1024_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3.C2:1024_3.C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1024_3.A2:1024_3.A9</svg:desc>
                </draw:g>
              </table:table-cell>
              <table:table-cell office:value-type="float" office:value="0.482421875">
                <text:p>0.482421875</text:p>
                <draw:g>
                  <svg:desc>1024_3.C2:1024_3.C9</svg:desc>
                </draw:g>
              </table:table-cell>
            </table:table-row>
            <table:table-row>
              <table:table-cell office:value-type="string">
                <text:p>00111</text:p>
              </table:table-cell>
              <table:table-cell office:value-type="float" office:value="0.3720703125">
                <text:p>0.3720703125</text:p>
              </table:table-cell>
            </table:table-row>
            <table:table-row>
              <table:table-cell office:value-type="string">
                <text:p>00110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00010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00011</text:p>
              </table:table-cell>
              <table:table-cell office:value-type="float" office:value="0.0087890625">
                <text:p>0.008789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9.946cm" svg:height="15.882cm" xlink:href=".." xlink:type="simple" chart:class="chart:bar" chart:style-name="ch1">
        <chart:title svg:x="16.324cm" svg:y="0.452cm" chart:style-name="ch2">
          <text:p>1024_5_qubits_envariance</text:p>
        </chart:title>
        <chart:plot-area chart:style-name="ch3" table:cell-range-address="1024_5.A2:1024_5.A31 1024_5.C2:1024_5.C31" chart:data-source-has-labels="column" svg:x="0.798cm" svg:y="1.766cm" svg:width="38.35cm" svg:height="13.799cm">
          <chartooo:coordinate-region svg:x="1.705cm" svg:y="1.936cm" svg:width="37.324cm" svg:height="12.43cm"/>
          <chart:axis chart:dimension="x" chart:name="primary-x" chart:style-name="ch4" chartooo:axis-type="auto">
            <chartooo:date-scale/>
            <chart:categories table:cell-range-address="1024_5.A2:1024_5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24_5.C2:1024_5.C3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1024_5.A2:1024_5.A31</svg:desc>
                </draw:g>
              </table:table-cell>
              <table:table-cell office:value-type="float" office:value="0.33984375">
                <text:p>0.33984375</text:p>
                <draw:g>
                  <svg:desc>1024_5.C2:1024_5.C31</svg:desc>
                </draw:g>
              </table:table-cell>
            </table:table-row>
            <table:table-row>
              <table:table-cell office:value-type="string">
                <text:p>11111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11110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11101</text:p>
              </table:table-cell>
              <table:table-cell office:value-type="float" office:value="0.0478515625">
                <text:p>0.0478515625</text:p>
              </table:table-cell>
            </table:table-row>
            <table:table-row>
              <table:table-cell office:value-type="string">
                <text:p>00010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11100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10111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01111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01000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0101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101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1011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0111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0111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0110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00011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1011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0011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101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0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10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0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00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1100</text:p>
              </table:table-cell>
              <table:table-cell office:value-type="float" office:value="0.0009765625">
                <text:p>0.000976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2_qubits_envariance</text:p>
        </chart:title>
        <chart:plot-area chart:style-name="ch3" table:cell-range-address="2048_2.A2:2048_2.A5 2048_2.C2:2048_2.C5" chart:data-source-has-labels="column" svg:x="0.251cm" svg:y="1.436cm" svg:width="12.063cm" svg:height="6.032cm">
          <chartooo:coordinate-region svg:x="0.968cm" svg:y="1.607cm" svg:width="11.346cm" svg:height="4.662cm"/>
          <chart:axis chart:dimension="x" chart:name="primary-x" chart:style-name="ch4" chartooo:axis-type="auto">
            <chartooo:date-scale/>
            <chart:categories table:cell-range-address="2048_2.A2:2048_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2.C2:2048_2.C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2048_2.A2:2048_2.A5</svg:desc>
                </draw:g>
              </table:table-cell>
              <table:table-cell office:value-type="float" office:value="0.56787109375">
                <text:p>0.56787109375</text:p>
                <draw:g>
                  <svg:desc>2048_2.C2:2048_2.C5</svg:desc>
                </draw:g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39697265625">
                <text:p>0.3969726562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1806640625">
                <text:p>0.0180664062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1708984375">
                <text:p>0.0170898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2048_3_qubits_envariance</text:p>
        </chart:title>
        <chart:plot-area chart:style-name="ch3" table:cell-range-address="2048_3.A2:2048_3.A9 2048_3.C2:2048_3.C9" chart:data-source-has-labels="column" svg:x="0.251cm" svg:y="1.436cm" svg:width="12.063cm" svg:height="6.032cm">
          <chartooo:coordinate-region svg:x="1.158cm" svg:y="1.606cm" svg:width="11.11cm" svg:height="4.663cm"/>
          <chart:axis chart:dimension="x" chart:name="primary-x" chart:style-name="ch4" chartooo:axis-type="auto">
            <chartooo:date-scale/>
            <chart:categories table:cell-range-address="2048_3.A2:2048_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3.C2:2048_3.C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2048_3.A2:2048_3.A9</svg:desc>
                </draw:g>
              </table:table-cell>
              <table:table-cell office:value-type="float" office:value="0.46923828125">
                <text:p>0.46923828125</text:p>
                <draw:g>
                  <svg:desc>2048_3.C2:2048_3.C9</svg:desc>
                </draw:g>
              </table:table-cell>
            </table:table-row>
            <table:table-row>
              <table:table-cell office:value-type="string">
                <text:p>00111</text:p>
              </table:table-cell>
              <table:table-cell office:value-type="float" office:value="0.4013671875">
                <text:p>0.4013671875</text:p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00110</text:p>
              </table:table-cell>
              <table:table-cell office:value-type="float" office:value="0.02880859375">
                <text:p>0.0288085937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00010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0011</text:p>
              </table:table-cell>
              <table:table-cell office:value-type="float" office:value="0.00732421875">
                <text:p>0.00732421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3.193cm" svg:height="23.66cm" xlink:href=".." xlink:type="simple" chart:class="chart:bar" chart:style-name="ch1">
        <chart:title svg:x="17.947cm" svg:y="0.608cm" chart:style-name="ch2">
          <text:p>2048_5_qubits_envariance</text:p>
        </chart:title>
        <chart:plot-area chart:style-name="ch3" table:cell-range-address="2048_5.A2:2048_5.A32 2048_5.C2:2048_5.C32" chart:data-source-has-labels="column" svg:x="0.863cm" svg:y="2.078cm" svg:width="41.467cm" svg:height="21.109cm">
          <chartooo:coordinate-region svg:x="1.77cm" svg:y="2.248cm" svg:width="40.471cm" svg:height="19.74cm"/>
          <chart:axis chart:dimension="x" chart:name="primary-x" chart:style-name="ch4" chartooo:axis-type="auto">
            <chartooo:date-scale/>
            <chart:categories table:cell-range-address="2048_5.A2:2048_5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048_5.C2:2048_5.C32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2048_5.A2:2048_5.A32</svg:desc>
                </draw:g>
              </table:table-cell>
              <table:table-cell office:value-type="float" office:value="0.34619140625">
                <text:p>0.34619140625</text:p>
                <draw:g>
                  <svg:desc>2048_5.C2:2048_5.C32</svg:desc>
                </draw:g>
              </table:table-cell>
            </table:table-row>
            <table:table-row>
              <table:table-cell office:value-type="string">
                <text:p>11111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615234375">
                <text:p>0.0615234375</text:p>
              </table:table-cell>
            </table:table-row>
            <table:table-row>
              <table:table-cell office:value-type="string">
                <text:p>11110</text:p>
              </table:table-cell>
              <table:table-cell office:value-type="float" office:value="0.05810546875">
                <text:p>0.05810546875</text:p>
              </table:table-cell>
            </table:table-row>
            <table:table-row>
              <table:table-cell office:value-type="string">
                <text:p>11101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00010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1100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10111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01000</text:p>
              </table:table-cell>
              <table:table-cell office:value-type="float" office:value="0.01708984375">
                <text:p>0.01708984375</text:p>
              </table:table-cell>
            </table:table-row>
            <table:table-row>
              <table:table-cell office:value-type="string">
                <text:p>01111</text:p>
              </table:table-cell>
              <table:table-cell office:value-type="float" office:value="0.01708984375">
                <text:p>0.017089843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01110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100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11011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00011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1011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0110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00111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10001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1001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1101</text:p>
              </table:table-cell>
              <table:table-cell office:value-type="float" office:value="0.00341796875">
                <text:p>0.00341796875</text:p>
              </table:table-cell>
            </table:table-row>
            <table:table-row>
              <table:table-cell office:value-type="string">
                <text:p>01100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10101</text:p>
              </table:table-cell>
              <table:table-cell office:value-type="float" office:value="0.00244140625">
                <text:p>0.00244140625</text:p>
              </table:table-cell>
            </table:table-row>
            <table:table-row>
              <table:table-cell office:value-type="string">
                <text:p>10011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01010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11001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00110</text:p>
              </table:table-cell>
              <table:table-cell office:value-type="float" office:value="0.00048828125">
                <text:p>0.0004882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2_qubits_envariance</text:p>
        </chart:title>
        <chart:plot-area chart:style-name="ch3" table:cell-range-address="8192_2.A2:8192_2.A5 8192_2.C2:8192_2.C5" chart:data-source-has-labels="column" svg:x="0.251cm" svg:y="1.436cm" svg:width="12.063cm" svg:height="6.032cm">
          <chartooo:coordinate-region svg:x="0.968cm" svg:y="1.607cm" svg:width="11.346cm" svg:height="4.662cm"/>
          <chart:axis chart:dimension="x" chart:name="primary-x" chart:style-name="ch4" chartooo:axis-type="auto">
            <chartooo:date-scale/>
            <chart:categories table:cell-range-address="8192_2.A2:8192_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2.C2:8192_2.C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8192_2.A2:8192_2.A5</svg:desc>
                </draw:g>
              </table:table-cell>
              <table:table-cell office:value-type="float" office:value="0.5516357421875">
                <text:p>0.5516357421875</text:p>
                <draw:g>
                  <svg:desc>8192_2.C2:8192_2.C5</svg:desc>
                </draw:g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299072265625">
                <text:p>0.029907226562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2001953125">
                <text:p>0.02001953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bar" chart:style-name="ch1">
        <chart:title svg:x="2.633cm" svg:y="0.287cm" chart:style-name="ch2">
          <text:p>8192_3_qubits_envariance</text:p>
        </chart:title>
        <chart:plot-area chart:style-name="ch3" table:cell-range-address="8192_3.A2:8192_3.A9 8192_3.C2:8192_3.C9" chart:data-source-has-labels="column" svg:x="0.251cm" svg:y="1.436cm" svg:width="12.063cm" svg:height="6.032cm">
          <chartooo:coordinate-region svg:x="1.158cm" svg:y="1.606cm" svg:width="11.11cm" svg:height="4.663cm"/>
          <chart:axis chart:dimension="x" chart:name="primary-x" chart:style-name="ch4" chartooo:axis-type="auto">
            <chartooo:date-scale/>
            <chart:categories table:cell-range-address="8192_3.A2:8192_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3.C2:8192_3.C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8192_3.A2:8192_3.A9</svg:desc>
                </draw:g>
              </table:table-cell>
              <table:table-cell office:value-type="float" office:value="0.4700927734375">
                <text:p>0.4700927734375</text:p>
                <draw:g>
                  <svg:desc>8192_3.C2:8192_3.C9</svg:desc>
                </draw:g>
              </table:table-cell>
            </table:table-row>
            <table:table-row>
              <table:table-cell office:value-type="string">
                <text:p>00111</text:p>
              </table:table-cell>
              <table:table-cell office:value-type="float" office:value="0.3887939453125">
                <text:p>0.3887939453125</text:p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0457763671875">
                <text:p>0.0457763671875</text:p>
              </table:table-cell>
            </table:table-row>
            <table:table-row>
              <table:table-cell office:value-type="string">
                <text:p>00110</text:p>
              </table:table-cell>
              <table:table-cell office:value-type="float" office:value="0.0357666015625">
                <text:p>0.035766601562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223388671875">
                <text:p>0.0223388671875</text:p>
              </table:table-cell>
            </table:table-row>
            <table:table-row>
              <table:table-cell office:value-type="string">
                <text:p>00010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00011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076904296875">
                <text:p>0.0076904296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1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681cm" svg:height="18.611cm" xlink:href=".." xlink:type="simple" chart:class="chart:bar" chart:style-name="ch1">
        <chart:title svg:x="13.691cm" svg:y="0.507cm" chart:style-name="ch2">
          <text:p>8192_5_qubits_envariance</text:p>
        </chart:title>
        <chart:plot-area chart:style-name="ch3" table:cell-range-address="8192_5.A2:8192_5.A33 8192_5.C2:8192_5.C33" chart:data-source-has-labels="column" svg:x="0.693cm" svg:y="1.876cm" svg:width="33.295cm" svg:height="16.363cm">
          <chartooo:coordinate-region svg:x="1.6cm" svg:y="2.046cm" svg:width="32.151cm" svg:height="14.994cm"/>
          <chart:axis chart:dimension="x" chart:name="primary-x" chart:style-name="ch4" chartooo:axis-type="auto">
            <chartooo:date-scale/>
            <chart:categories table:cell-range-address="8192_5.A2:8192_5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8192_5.C2:8192_5.C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000</text:p>
                <draw:g>
                  <svg:desc>8192_5.A2:8192_5.A33</svg:desc>
                </draw:g>
              </table:table-cell>
              <table:table-cell office:value-type="float" office:value="0.3404541015625">
                <text:p>0.3404541015625</text:p>
                <draw:g>
                  <svg:desc>8192_5.C2:8192_5.C33</svg:desc>
                </draw:g>
              </table:table-cell>
            </table:table-row>
            <table:table-row>
              <table:table-cell office:value-type="string">
                <text:p>11111</text:p>
              </table:table-cell>
              <table:table-cell office:value-type="float" office:value="0.2767333984375">
                <text:p>0.2767333984375</text:p>
              </table:table-cell>
            </table:table-row>
            <table:table-row>
              <table:table-cell office:value-type="string">
                <text:p>00001</text:p>
              </table:table-cell>
              <table:table-cell office:value-type="float" office:value="0.073974609375">
                <text:p>0.073974609375</text:p>
              </table:table-cell>
            </table:table-row>
            <table:table-row>
              <table:table-cell office:value-type="string">
                <text:p>11110</text:p>
              </table:table-cell>
              <table:table-cell office:value-type="float" office:value="0.06298828125">
                <text:p>0.06298828125</text:p>
              </table:table-cell>
            </table:table-row>
            <table:table-row>
              <table:table-cell office:value-type="string">
                <text:p>11101</text:p>
              </table:table-cell>
              <table:table-cell office:value-type="float" office:value="0.0396728515625">
                <text:p>0.0396728515625</text:p>
              </table:table-cell>
            </table:table-row>
            <table:table-row>
              <table:table-cell office:value-type="string">
                <text:p>00010</text:p>
              </table:table-cell>
              <table:table-cell office:value-type="float" office:value="0.0382080078125">
                <text:p>0.0382080078125</text:p>
              </table:table-cell>
            </table:table-row>
            <table:table-row>
              <table:table-cell office:value-type="string">
                <text:p>11100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0111</text:p>
              </table:table-cell>
              <table:table-cell office:value-type="float" office:value="0.0225830078125">
                <text:p>0.0225830078125</text:p>
              </table:table-cell>
            </table:table-row>
            <table:table-row>
              <table:table-cell office:value-type="string">
                <text:p>01111</text:p>
              </table:table-cell>
              <table:table-cell office:value-type="float" office:value="0.0189208984375">
                <text:p>0.01892089843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133056640625">
                <text:p>0.0133056640625</text:p>
              </table:table-cell>
            </table:table-row>
            <table:table-row>
              <table:table-cell office:value-type="string">
                <text:p>01000</text:p>
              </table:table-cell>
              <table:table-cell office:value-type="float" office:value="0.0118408203125">
                <text:p>0.0118408203125</text:p>
              </table:table-cell>
            </table:table-row>
            <table:table-row>
              <table:table-cell office:value-type="string">
                <text:p>11011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00011</text:p>
              </table:table-cell>
              <table:table-cell office:value-type="float" office:value="0.007568359375">
                <text:p>0.007568359375</text:p>
              </table:table-cell>
            </table:table-row>
            <table:table-row>
              <table:table-cell office:value-type="string">
                <text:p>10100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01011</text:p>
              </table:table-cell>
              <table:table-cell office:value-type="float" office:value="0.0059814453125">
                <text:p>0.0059814453125</text:p>
              </table:table-cell>
            </table:table-row>
            <table:table-row>
              <table:table-cell office:value-type="string">
                <text:p>10110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00100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01110</text:p>
              </table:table-cell>
              <table:table-cell office:value-type="float" office:value="0.0045166015625">
                <text:p>0.0045166015625</text:p>
              </table:table-cell>
            </table:table-row>
            <table:table-row>
              <table:table-cell office:value-type="string">
                <text:p>01001</text:p>
              </table:table-cell>
              <table:table-cell office:value-type="float" office:value="0.0040283203125">
                <text:p>0.0040283203125</text:p>
              </table:table-cell>
            </table:table-row>
            <table:table-row>
              <table:table-cell office:value-type="string">
                <text:p>01010</text:p>
              </table:table-cell>
              <table:table-cell office:value-type="float" office:value="0.0037841796875">
                <text:p>0.0037841796875</text:p>
              </table:table-cell>
            </table:table-row>
            <table:table-row>
              <table:table-cell office:value-type="string">
                <text:p>10001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>10101</text:p>
              </table:table-cell>
              <table:table-cell office:value-type="float" office:value="0.0035400390625">
                <text:p>0.0035400390625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>11010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>00111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01100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01101</text:p>
              </table:table-cell>
              <table:table-cell office:value-type="float" office:value="0.002197265625">
                <text:p>0.002197265625</text:p>
              </table:table-cell>
            </table:table-row>
            <table:table-row>
              <table:table-cell office:value-type="string">
                <text:p>00110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>11001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10010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100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00101</text:p>
              </table:table-cell>
              <table:table-cell office:value-type="float" office:value="0.0009765625">
                <text:p>0.00097656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